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paragraph-rsid="000e545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paragraph-rsid="000e545a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font-weight="normal" officeooo:paragraph-rsid="000e545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paragraph-rsid="000e545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bold" officeooo:paragraph-rsid="000e545a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font-weight="normal" officeooo:paragraph-rsid="000e545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weight="normal" officeooo:paragraph-rsid="000fee33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: Diseño y Comparación de Arquitecturas de Almacenamiento en Big Data</text:p>
      <text:p text:style-name="Standard"/>
      <text:p text:style-name="Standard"/>
      <text:p text:style-name="P2">Objetivo</text:p>
      <text:p text:style-name="P3"/>
      <text:p text:style-name="P4">Desarrollar la capacidad de analizar y diseñar diferentes arquitecturas de almacenamiento en Big Data según los requisitos específicos de una organización. </text:p>
      <text:p text:style-name="P4"/>
      <text:p text:style-name="P4"/>
      <text:p text:style-name="P2">Descripción</text:p>
      <text:p text:style-name="P2"/>
      <text:p text:style-name="P5">En esta actividad, trabajarás como consultor de arquitectura de datos. Deberás analizar sus necesidades y proponer la arquitectura más adecuada para el caso de uso. </text:p>
      <text:p text:style-name="P5"/>
      <text:p text:style-name="P5"/>
      <text:p text:style-name="P5"/>
      <text:p text:style-name="P6">Caso de Estudio</text:p>
      <text:p text:style-name="P2">Caso 1: Cadena de Supermercados "FreshMart"</text:p>
      <text:p text:style-name="P2"/>
      <text:p text:style-name="P7">● Necesita analizar patrones de compra históricos</text:p>
      <text:p text:style-name="P7"/>
      <text:p text:style-name="P7">● Maneja datos estructurados de ventas, inventario y clientes</text:p>
      <text:p text:style-name="P7"/>
      <text:p text:style-name="P7">● Requiere generar informes diarios de rendimiento</text:p>
      <text:p text:style-name="P7"/>
      <text:p text:style-name="P7">● Tiene 500 tiendas en todo el país</text:p>
      <text:p text:style-name="P7"/>
      <text:p text:style-name="P7">● Procesa 1 millón de transacciones diarias</text:p>
      <text:p text:style-name="P8"/>
      <text:p text:style-name="P8"/>
      <text:p text:style-name="P8">Tareas</text:p>
      <text:p text:style-name="P8"/>
      <text:p text:style-name="P7">1. Para el caso de estudio:</text:p>
      <text:p text:style-name="P9"><text:tab/>○ Proponer una arquitectura de almacenamiento específica (Data Warehouse, Data Lake, Data Mesh o Federación de Datos)</text:p>
      <text:p text:style-name="P9"/>
      <text:p text:style-name="P9"><text:tab/>○ Justificar la elección basándose en las características y necesidades de la empresa</text:p>
      <text:p text:style-name="P9"/>
      <text:p text:style-name="P9"><text:tab/>○ Describir las herramientas tecnológicas que se utilizarían</text:p>
      <text:p text:style-name="P9"/>
      <text:p text:style-name="P9"><text:tab/>○ Identificar posibles desafíos y proponer soluciones</text:p>
      <text:p text:style-name="P7"/>
      <text:p text:style-name="P7">2. Crear un diagrama simple de la arquitectura propuesta para cada caso (puede ser un boceto a mano o utilizando herramientas de diagramación) opcional</text:p>
      <text:p text:style-name="P7"/>
      <text:p text:style-name="P7">3. Destaca en una tabla los siguientes items de la arquitectura elegida:</text:p>
      <text:p text:style-name="P9"><text:tab/>○ Ventajas y desventajas </text:p>
      <text:p text:style-name="P9"><text:tab/>○ Costos relativos </text:p>
      <text:p text:style-name="P9"><text:tab/>○ Complejidad de implementación </text:p>
      <text:p text:style-name="P9"><text:tab/>○ Escalabilidad </text:p>
      <text:p text:style-name="P9"><text:tab/>○ Mantenimiento </text:p>
      <text:p text:style-name="P9"/>
      <text:p text:style-name="P9"/>
      <text:p text:style-name="P10">Entregables</text:p>
      <text:p text:style-name="P11"/>
      <text:p text:style-name="P11">1. Documento con el análisis y justificación de la arquitectura</text:p>
      <text:p text:style-name="P11"><text:soft-page-break/>2. Diagrama de la arquitectura elegida.--&gt; opcional</text:p>
      <text:p text:style-name="P11">3. Tabla comparativa de las arquitecturas propuestas</text:p>
      <text:p text:style-name="P11"/>
      <text:p text:style-name="P8">Recursos Recomendados</text:p>
      <text:p text:style-name="P12"/>
      <text:p text:style-name="P13">● Documentación de herramientas: Hadoop, MongoDB, Cassandra, Amazon S3</text:p>
      <text:p text:style-name="P13">● Herramientas de diagramación: draw.io, Lucidchart</text:p>
      <text:p text:style-name="P13">● Ejemplos de casos reales de implementación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7:35:59.392000000</meta:creation-date>
    <dc:date>2024-11-28T18:14:15.236000000</dc:date>
    <meta:editing-duration>PT27M45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3" meta:word-count="259" meta:character-count="1765" meta:non-whitespace-character-count="1524"/>
  </office:meta>
</office:document-meta>
</file>